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872f" officeooo:paragraph-rsid="001e872f"/>
    </style:style>
    <style:style style:name="P2" style:family="paragraph" style:parent-style-name="Standard">
      <style:text-properties fo:font-size="20pt" officeooo:rsid="001e872f" officeooo:paragraph-rsid="001e872f" style:font-size-asian="20pt" style:font-size-complex="20pt"/>
    </style:style>
    <style:style style:name="P3" style:family="paragraph" style:parent-style-name="Standard">
      <style:text-properties fo:font-weight="bold" officeooo:rsid="001e872f" officeooo:paragraph-rsid="001e872f" style:font-weight-asian="bold" style:font-weight-complex="bold"/>
    </style:style>
    <style:style style:name="P4" style:family="paragraph" style:parent-style-name="Standard">
      <style:text-properties fo:font-weight="bold" officeooo:rsid="001e9648" officeooo:paragraph-rsid="001e9648" style:font-weight-asian="bold" style:font-weight-complex="bold"/>
    </style:style>
    <style:style style:name="P5" style:family="paragraph" style:parent-style-name="Standard">
      <style:text-properties fo:font-weight="bold" officeooo:rsid="00208a4c" officeooo:paragraph-rsid="00208a4c" style:font-weight-asian="bold" style:font-weight-complex="bold"/>
    </style:style>
    <style:style style:name="P6" style:family="paragraph" style:parent-style-name="Standard">
      <style:text-properties fo:font-weight="normal" officeooo:rsid="001e9648" officeooo:paragraph-rsid="001e9648" style:font-weight-asian="normal" style:font-weight-complex="normal"/>
    </style:style>
    <style:style style:name="P7" style:family="paragraph" style:parent-style-name="Standard">
      <style:text-properties fo:font-weight="normal" officeooo:rsid="001e9648" officeooo:paragraph-rsid="00208a4c" style:font-weight-asian="normal" style:font-weight-complex="normal"/>
    </style:style>
    <style:style style:name="P8" style:family="paragraph" style:parent-style-name="Standard">
      <style:text-properties fo:font-weight="normal" officeooo:rsid="00208a4c" officeooo:paragraph-rsid="00208a4c" style:font-weight-asian="normal" style:font-weight-complex="normal"/>
    </style:style>
    <style:style style:name="P9" style:family="paragraph" style:parent-style-name="Standard">
      <style:text-properties officeooo:rsid="00208a4c" officeooo:paragraph-rsid="00208a4c"/>
    </style:style>
    <style:style style:name="P10" style:family="paragraph" style:parent-style-name="Standard">
      <style:text-properties officeooo:rsid="00226566" officeooo:paragraph-rsid="002265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8a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different things I encountered creating my code and which steps I took accordingly</text:span> </text:p>
      <text:p text:style-name="P1"/>
      <text:p text:style-name="P10">If possible try to use images and plots to substantiate your choices.</text:p>
      <text:p text:style-name="P1"/>
      <text:p text:style-name="P4">Reading the image or z-stack</text:p>
      <text:p text:style-name="P7"><text:span text:style-name="T3">needs to include: </text:span>max_slices, histogram cutoff and garbage collection via `del data`</text:p>
      <text:p text:style-name="P1"/>
      <text:p text:style-name="P4">Re-scaling and shifting</text:p>
      <text:p text:style-name="P6"/>
      <text:p text:style-name="P6"/>
      <text:p text:style-name="P4">Normalizing and blurring</text:p>
      <text:p text:style-name="P9">needs to include: histograms of intensity</text:p>
      <text:p text:style-name="P1"/>
      <text:p text:style-name="P4">Mask creation with the difference</text:p>
      <text:p text:style-name="P1"/>
      <text:p text:style-name="P1"/>
      <text:p text:style-name="P4">Line detection</text:p>
      <text:p text:style-name="P4"><text:span text:style-name="T2"/></text:p>
      <text:p text:style-name="P4"><text:span text:style-name="T2"/></text:p>
      <text:p text:style-name="P4">Mask creation with the lines and the difference</text:p>
      <text:p text:style-name="P1"/>
      <text:p text:style-name="P1"/>
      <text:p text:style-name="P5">Final threshold for detecting signal within the mask</text:p>
      <text:p text:style-name="P9">needs to include: binary operations</text:p>
      <text:p text:style-name="P1"/>
      <text:p text:style-name="P3">Circle detection <text:span text:style-name="T3">became blob detection</text:span></text:p>
      <text:p text:style-name="P1"/>
      <text:p text:style-name="P1"/>
      <text:p text:style-name="P5">Plotting end results</text:p>
      <text:p text:style-name="P1"/>
      <text:p text:style-name="P1"/>
      <text:p text:style-name="P5">Garbage collection?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0:28:27.086727336</meta:creation-date>
    <dc:date>2022-03-24T13:23:07.080280045</dc:date>
    <meta:editing-duration>PT1H53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93" meta:character-count="614" meta:non-whitespace-character-count="535"/>
  </office:meta>
</office:document-meta>
</file>